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)" office:value-type="float" office:value="77861.1111111111">
            <text:p>77861.1111111111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2138.8888888889">
            <text:p>42138.888888888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9600">
            <text:p>9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61.1111111111">
            <text:p>42661.1111111111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table:number-columns-repeated="4"/>
          <table:table-cell table:style-name="ce2" table:formula="of:=SUM([.B63:.F63])" office:value-type="float" office:value="5700">
            <text:p>5700</text:p>
          </table:table-cell>
          <table:table-cell table:formula="of:=SUM([.B82:.F82])" office:value-type="float" office:value="438.461538461538">
            <text:p>438.461538461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438.461538461538">
            <text:p>438.46153846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/>
          <table:table-cell table:style-name="ce3"/>
          <table:table-cell table:number-columns-repeated="3"/>
          <table:table-cell table:formula="of:=SUM([.B82:.F82])" office:value-type="float" office:value="438.461538461538">
            <text:p>438.46153846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eryoja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Taron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438.461538461538">
            <text:p>438.46153846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438.461538461538">
            <text:p>438.461538461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3" office:value-type="float" office:value="438.461538461538">
            <text:p>438.4615384615</text:p>
          </table:table-cell>
          <table:table-cell table:formula="of:=[.C63]/21" office:value-type="float" office:value="0">
            <text:p>0</text:p>
          </table:table-cell>
          <table:table-cell table:formula="of:=[.D63]/20" office:value-type="float" office:value="0">
            <text:p>0</text:p>
          </table:table-cell>
          <table:table-cell table:formula="of:=[.E63]/18" office:value-type="float" office:value="0">
            <text:p>0</text:p>
          </table:table-cell>
          <table:table-cell table:formula="of:=[.F63]/21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38.461538461538">
            <text:p>438.46153846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5700">
            <text:p>57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10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1T10:41:52</dc:date>
    <meta:editing-duration>P5DT15H54M50S</meta:editing-duration>
    <meta:editing-cycles>2077</meta:editing-cycles>
    <meta:generator>OpenOffice/4.1.1$Unix OpenOffice.org_project/411m6$Build-9775</meta:generator>
    <dc:creator>Hasmik Dabaghyan</dc:creator>
    <meta:document-statistic meta:table-count="12" meta:cell-count="5037" meta:object-count="0"/>
  </office:meta>
</office:document-meta>
</file>